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39127" officeooo:paragraph-rsid="00139127" style:font-size-asian="28pt" style:font-weight-asian="bold" style:font-size-complex="28pt" style:font-weight-complex="bold"/>
    </style:style>
    <style:style style:name="P2" style:family="paragraph" style:parent-style-name="Standard">
      <style:text-properties fo:font-size="14pt" officeooo:rsid="00139127" officeooo:paragraph-rsid="00139127" style:font-size-asian="14pt" style:font-size-complex="14pt"/>
    </style:style>
    <style:style style:name="P3" style:family="paragraph" style:parent-style-name="Standard">
      <style:text-properties fo:font-size="14pt" style:text-underline-style="solid" style:text-underline-width="auto" style:text-underline-color="font-color" fo:font-weight="bold" officeooo:rsid="00139127" officeooo:paragraph-rsid="00139127" style:font-size-asian="14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55e67" officeooo:paragraph-rsid="00139127" style:font-size-asian="14pt" style:font-weight-asian="bold" style:font-size-complex="14pt" style:font-weight-complex="bold"/>
    </style:style>
    <style:style style:name="P5" style:family="paragraph" style:parent-style-name="Footer">
      <style:text-properties officeooo:rsid="00156332" officeooo:paragraph-rsid="0015633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42658" style:font-weight-asian="normal" style:font-weight-complex="normal"/>
    </style:style>
    <style:style style:name="T5" style:family="text">
      <style:text-properties style:text-underline-style="none" fo:font-weight="normal" officeooo:rsid="00155e6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èmes Concurrents TP3 : </text:p>
      <text:p text:style-name="P2"/>
      <text:p text:style-name="P2"><text:span text:style-name="T2">Objectif du TP3 :</text:span> utilisation des IPC Sytem V (mémoire partagée et sémaphores) dans un cadre concret </text:p>
      <text:p text:style-name="P2"/>
      <text:p text:style-name="P2"><text:span text:style-name="T2">Présentation du TP3 :</text:span> 4 programmes sont présents pour simuler l’activité d’un musée :</text:p>
      <text:p text:style-name="P2"><text:span text:style-name="T1">- le directeur : </text:span>permet de créer (appelé ici avec respectivement la taille de la capacité maximum et la taille de la file d’attente maximum) le musée ou de le supprimer, mais également de le déclarer ouvert ou fermer, ainsi il permet au contrôleur de faire son travail.</text:p>
      <text:p text:style-name="P2"/>
      <text:p text:style-name="P2"><text:span text:style-name="T1">- le contrôleur :</text:span> après ordre du directeur, il peut accepter les visiteurs en fonction de la capacité maximum du musée. L’échange entre le directeur et le contrôleur s ‘effectue avec une sémaphore. De même, si la capacité du musée est pleine, le visiteur attend dans la file d’attente. SI une place <text:s/>se libère, le contrôleur peut faire rentrer le visiteur. Ici aussi, un échange entre sémaphore s’effectue entre le contrôleur et le visiteur. Le contrôleur est le programme clé permettant l’entrée/sortie des visiteurs.</text:p>
      <text:p text:style-name="P2"/>
      <text:p text:style-name="P2"><text:span text:style-name="T1">- le visiteur : </text:span>ce programme est défini comme un visiteur. Si on lance le programme, il simule l’arrivé d’un visiteur. Ce dernier regarde d’abord si la file d’attente n’est pas trop longue, puis attend un place dans le musée (accordé par le contrôleur) c’est-à-dire si il y a de la place dans le musée. SI une place est disponible, alors le visiteur rentre et visite le musée un certain temps donné en argument lors du lancement du programme.</text:p>
      <text:p text:style-name="P2"/>
      <text:p text:style-name="P2"><text:span text:style-name="T1">- le dump : </text:span>permet d’afficher toute les informations de la structure quand on le souhaite, il suffit de lancer le programme pour obtenir toutes les informations nécessaires.</text:p>
      <text:p text:style-name="P2"/>
      <text:p text:style-name="P2"><text:span text:style-name="T2">Résultat :</text:span> Tous les tests fournis avec le TP3 fonctionnent. L’utilisation d’une mémoire partagée permet à chaque programme de récupérer les données nécessaires. Pour ma part, toutes les données sont stockées dans une structure afin que la récupération soit très simple. Si on réussit à récupérer la structure, on a accès à toutes les données (capacité, file d’attente, statut du musée, descripteur de sémaphore). Un jeu sur les sémaphores bloquants permet de s’en sortir. Il est nécessaire d’utiliser des mutex (=exclusion mutuelle) afin de pouvoir modifier la capacité actuelle ou la file d’attente actuelle sans être gêner par un autre programme.</text:p>
      <text:p text:style-name="P2"><text:s/></text:p>
      <text:p text:style-name="P3">Conclusion :<text:span text:style-name="T3"> </text:span><text:span text:style-name="T4">L</text:span><text:span text:style-name="T5">a communication inter-processus repose sur les IPC System V. Dans ce TP3, l’utilisation de sémaphore pour synchroniser des processus et de la mémoire partagée permettant aux processus de partager une partie de leur espace d’adressage a permis la communication inter-processus entre contrôleur/visiteur et contrôleur/directeur notamment. </text:span></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56332" officeooo:paragraph-rsid="0015633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IVRIOTIS Constantin L3 CMI<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54:41.139794041</meta:creation-date>
    <dc:date>2017-11-14T10:24:48.498381693</dc:date>
    <meta:editing-duration>PT9M25S</meta:editing-duration>
    <meta:editing-cycles>3</meta:editing-cycles>
    <meta:generator>LibreOffice/5.3.7.2.0$Linux_X86_64 LibreOffice_project/30$Build-2</meta:generator>
    <meta:document-statistic meta:table-count="0" meta:image-count="0" meta:object-count="0" meta:page-count="1" meta:paragraph-count="11" meta:word-count="427" meta:character-count="2645" meta:non-whitespace-character-count="2222"/>
  </office:meta>
</office:document-meta>
</file>